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P8" style:family="paragraph">
      <style:text-properties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92cm" svg:height="0.86cm" svg:x="0.677cm" svg:y="2.84cm">
          <text:p text:style-name="P1"><text:span text:style-name="T1">B1</text:span></text:p>
        </draw:rect>
        <draw:frame draw:style-name="gr2" draw:text-style-name="P4" draw:layer="layout" svg:width="9.417cm" svg:height="1.136cm" svg:x="0.436cm" svg:y="1.004cm">
          <draw:text-box>
            <text:p text:style-name="P3"><text:span text:style-name="T2">HOV hs=x vs=y [ <text:s text:c="19"/>]</text:span></text:p>
          </draw:text-box>
        </draw:frame>
        <draw:rect draw:style-name="gr1" draw:text-style-name="P2" draw:layer="layout" svg:width="0.92cm" svg:height="0.86cm" svg:x="1.925cm" svg:y="2.836cm">
          <text:p text:style-name="P1"><text:span text:style-name="T1">B2</text:span></text:p>
        </draw:rect>
        <draw:custom-shape draw:style-name="gr3" draw:text-style-name="P5" draw:layer="layout" svg:width="0.737cm" svg:height="0.448cm" svg:x="9.821cm" svg:y="1.451cm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5.801cm" svg:y="1.216cm">
          <text:p text:style-name="P1"><text:span text:style-name="T1">B1</text:span></text:p>
        </draw:rect>
        <draw:rect draw:style-name="gr4" draw:text-style-name="P6" draw:layer="layout" svg:width="0.92cm" svg:height="0.86cm" svg:x="7.024cm" svg:y="1.231cm">
          <text:p text:style-name="P1"><text:span text:style-name="T1">B2</text:span></text:p>
        </draw:rect>
        <draw:frame draw:style-name="gr2" draw:text-style-name="P7" draw:layer="layout" svg:width="1.311cm" svg:height="0.569cm" svg:x="8.256cm" svg:y="3.466cm">
          <draw:text-box>
            <text:p text:style-name="P3"><text:span text:style-name="T3">y lines</text:span></text:p>
          </draw:text-box>
        </draw:frame>
        <draw:line draw:style-name="gr5" draw:text-style-name="P5" draw:layer="layout" svg:x1="8.258cm" svg:y1="3.656cm" svg:x2="8.258cm" svg:y2="3.971cm">
          <text:p text:style-name="P3"/>
        </draw:line>
        <draw:rect draw:style-name="gr4" draw:text-style-name="P6" draw:layer="layout" svg:width="0.92cm" svg:height="0.86cm" svg:x="8.185cm" svg:y="1.238cm">
          <text:p text:style-name="P1"><text:span text:style-name="T1">B3</text:span></text:p>
        </draw:rect>
        <draw:rect draw:style-name="gr1" draw:text-style-name="P2" draw:layer="layout" svg:width="0.92cm" svg:height="0.86cm" svg:x="3.155cm" svg:y="2.839cm">
          <text:p text:style-name="P1"><text:span text:style-name="T1">B3</text:span></text:p>
        </draw:rect>
        <draw:rect draw:style-name="gr1" draw:text-style-name="P2" draw:layer="layout" svg:width="0.92cm" svg:height="0.86cm" svg:x="7.053cm" svg:y="2.823cm">
          <text:p text:style-name="P1"><text:span text:style-name="T1">B1</text:span></text:p>
        </draw:rect>
        <draw:rect draw:style-name="gr1" draw:text-style-name="P2" draw:layer="layout" svg:width="0.92cm" svg:height="0.86cm" svg:x="7.058cm" svg:y="3.953cm">
          <text:p text:style-name="P1"><text:span text:style-name="T1">B2</text:span></text:p>
        </draw:rect>
        <draw:rect draw:style-name="gr1" draw:text-style-name="P2" draw:layer="layout" svg:width="0.92cm" svg:height="0.86cm" svg:x="7.056cm" svg:y="5.033cm">
          <text:p text:style-name="P1"><text:span text:style-name="T1">B3</text:span></text:p>
        </draw:rect>
        <draw:frame draw:style-name="gr2" draw:text-style-name="P8" draw:layer="layout" svg:width="1.065cm" svg:height="0.962cm" svg:x="4.887cm" svg:y="2.835cm">
          <draw:text-box>
            <text:p text:style-name="P3"><text:span text:style-name="T4">or</text:span></text:p>
          </draw:text-box>
        </draw:frame>
        <draw:frame draw:style-name="gr2" draw:text-style-name="P7" draw:layer="layout" svg:width="1.628cm" svg:height="0.569cm" svg:x="0.906cm" svg:y="4.021cm">
          <draw:text-box>
            <text:p text:style-name="P3"><text:span text:style-name="T3">x spaces</text:span></text:p>
          </draw:text-box>
        </draw:frame>
        <draw:line draw:style-name="gr5" draw:text-style-name="P5" draw:layer="layout" svg:x1="1.932cm" svg:y1="3.933cm" svg:x2="1.551cm" svg:y2="3.933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1:31:30</dc:date>
    <dc:language>en-US</dc:language>
    <meta:editing-cycles>17</meta:editing-cycles>
    <meta:editing-duration>PT11H7M16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